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3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3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3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7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6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22:18:49.548439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02T23:15:35.305065360</dc:date>
    <meta:editing-duration>P10DT1H22M19S</meta:editing-duration>
    <meta:editing-cycles>3124</meta:editing-cycles>
    <meta:generator>LibreOffice/4.2.6.3$Linux_X86_64 LibreOffice_project/420m0$Build-3</meta:generator>
    <meta:document-statistic meta:table-count="18" meta:cell-count="8501" meta:object-count="0"/>
  </office:meta>
</office:document-meta>
</file>